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 Black" svg:font-family="'Arial Black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table:align="margins"/>
    </style:style>
    <style:style style:name="Table1.A" style:family="table-column">
      <style:table-column-properties style:column-width="8.505cm" style:rel-column-width="32767*"/>
    </style:style>
    <style:style style:name="Table1.B" style:family="table-column">
      <style:table-column-properties style:column-width="8.507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0pt" officeooo:rsid="001ff447" officeooo:paragraph-rsid="001ff447" style:font-size-asian="52.5pt" style:font-size-complex="60pt"/>
    </style:style>
    <style:style style:name="P2" style:family="paragraph" style:parent-style-name="Standard">
      <style:text-properties fo:font-size="28pt" officeooo:rsid="002190aa" officeooo:paragraph-rsid="002190aa" style:font-size-asian="24.5pt" style:font-size-complex="28pt"/>
    </style:style>
    <style:style style:name="P3" style:family="paragraph" style:parent-style-name="Standard">
      <style:text-properties fo:font-size="24pt" officeooo:rsid="0028b394" officeooo:paragraph-rsid="0028b394" style:font-size-asian="21pt" style:font-size-complex="24pt"/>
    </style:style>
    <style:style style:name="P4" style:family="paragraph" style:parent-style-name="Table_20_Contents">
      <style:text-properties fo:font-size="20pt" officeooo:rsid="002190aa" officeooo:paragraph-rsid="002190aa" style:font-size-asian="20pt" style:font-size-complex="20pt"/>
    </style:style>
    <style:style style:name="P5" style:family="paragraph" style:parent-style-name="Table_20_Contents">
      <style:text-properties fo:font-size="20pt" officeooo:rsid="0022eae2" officeooo:paragraph-rsid="0022eae2" style:font-size-asian="20pt" style:font-size-complex="20pt"/>
    </style:style>
    <style:style style:name="P6" style:family="paragraph" style:parent-style-name="Table_20_Contents">
      <style:text-properties fo:font-size="20pt" officeooo:rsid="002343bf" officeooo:paragraph-rsid="002343bf" style:font-size-asian="20pt" style:font-size-complex="20pt"/>
    </style:style>
    <style:style style:name="P7" style:family="paragraph" style:parent-style-name="Table_20_Contents">
      <style:text-properties fo:font-size="20pt" officeooo:rsid="00240ef8" officeooo:paragraph-rsid="00240ef8" style:font-size-asian="20pt" style:font-size-complex="20pt"/>
    </style:style>
    <style:style style:name="P8" style:family="paragraph" style:parent-style-name="Table_20_Contents">
      <style:text-properties fo:font-size="20pt" officeooo:rsid="00255422" officeooo:paragraph-rsid="00255422" style:font-size-asian="20pt" style:font-size-complex="20pt"/>
    </style:style>
    <style:style style:name="P9" style:family="paragraph" style:parent-style-name="Standard">
      <style:text-properties fo:font-size="32pt" style:text-underline-style="solid" style:text-underline-width="auto" style:text-underline-color="font-color" officeooo:rsid="0028b394" officeooo:paragraph-rsid="0028b394" style:font-size-asian="28pt" style:font-size-complex="32pt"/>
    </style:style>
    <style:style style:name="P10" style:family="paragraph" style:parent-style-name="Standard">
      <style:text-properties fo:font-size="32pt" officeooo:rsid="00255422" officeooo:paragraph-rsid="00255422" style:font-size-asian="32pt" style:font-size-complex="32pt"/>
    </style:style>
    <style:style style:name="P11" style:family="paragraph" style:parent-style-name="Standard">
      <style:text-properties fo:font-size="24pt" officeooo:rsid="00255422" officeooo:paragraph-rsid="00352c5f" style:font-size-asian="21pt" style:font-size-complex="24pt"/>
    </style:style>
    <style:style style:name="P12" style:family="paragraph" style:parent-style-name="Standard">
      <style:text-properties fo:font-size="24pt" officeooo:rsid="00352c5f" officeooo:paragraph-rsid="00352c5f" style:font-size-asian="21pt" style:font-size-complex="24pt"/>
    </style:style>
    <style:style style:name="P13" style:family="paragraph" style:parent-style-name="Standard">
      <style:text-properties style:font-name="Liberation Serif" fo:font-size="24pt" officeooo:rsid="0028b394" officeooo:paragraph-rsid="0028b394" style:font-size-asian="24pt" style:font-size-complex="24pt"/>
    </style:style>
    <style:style style:name="P14" style:family="paragraph" style:parent-style-name="Standard" style:list-style-name="L2">
      <style:text-properties officeooo:paragraph-rsid="0028b394"/>
    </style:style>
    <style:style style:name="P15" style:family="paragraph" style:parent-style-name="Standard">
      <style:text-properties style:font-name="Bitstream Charter" fo:font-size="32pt" fo:font-weight="normal" officeooo:rsid="00255422" officeooo:paragraph-rsid="00255422" style:font-size-asian="32pt" style:font-weight-asian="normal" style:font-size-complex="32pt" style:font-weight-complex="normal"/>
    </style:style>
    <style:style style:name="P16" style:family="paragraph" style:parent-style-name="Standard" style:list-style-name="L1">
      <style:paragraph-properties fo:background-color="#ffffff">
        <style:background-image/>
      </style:paragraph-properties>
      <style:text-properties fo:font-size="24pt" officeooo:rsid="0028b394" officeooo:paragraph-rsid="002dc178" style:font-size-asian="21pt" style:font-size-complex="24pt"/>
    </style:style>
    <style:style style:name="P17" style:family="paragraph" style:parent-style-name="Table_20_Contents">
      <style:text-properties fo:font-size="20pt" officeooo:rsid="00240ef8" officeooo:paragraph-rsid="00240ef8" style:font-size-asian="20pt" style:font-size-complex="20pt"/>
    </style:style>
    <style:style style:name="P18" style:family="paragraph" style:parent-style-name="Table_20_Contents">
      <style:text-properties fo:font-size="20pt" officeooo:rsid="002190aa" officeooo:paragraph-rsid="00347c65" style:font-size-asian="20pt" style:font-size-complex="20pt"/>
    </style:style>
    <style:style style:name="P19" style:family="paragraph" style:parent-style-name="Table_20_Contents">
      <style:text-properties fo:font-size="20pt" officeooo:rsid="00347c65" officeooo:paragraph-rsid="00347c65" style:font-size-asian="20pt" style:font-size-complex="20pt"/>
    </style:style>
    <style:style style:name="P20" style:family="paragraph" style:parent-style-name="Table_20_Contents">
      <style:text-properties fo:font-size="20pt" fo:font-weight="bold" officeooo:rsid="002190aa" officeooo:paragraph-rsid="002190aa" style:font-size-asian="20pt" style:font-weight-asian="bold" style:font-size-complex="20pt" style:font-weight-complex="bold"/>
    </style:style>
    <style:style style:name="P21" style:family="paragraph" style:parent-style-name="Table_20_Contents">
      <style:text-properties fo:font-size="20pt" style:text-underline-style="solid" style:text-underline-width="auto" style:text-underline-color="font-color" officeooo:rsid="00255422" officeooo:paragraph-rsid="00255422" style:font-size-asian="20pt" style:font-size-complex="20pt"/>
    </style:style>
    <style:style style:name="P22" style:family="paragraph" style:parent-style-name="Table_20_Contents">
      <style:text-properties fo:font-size="20pt" style:text-underline-style="solid" style:text-underline-width="auto" style:text-underline-color="font-color" officeooo:rsid="00240ef8" officeooo:paragraph-rsid="00240ef8" style:font-size-asian="20pt" style:font-size-complex="20pt"/>
    </style:style>
    <style:style style:name="P23" style:family="paragraph" style:parent-style-name="Table_20_Contents">
      <style:text-properties style:font-name="Liberation Serif" fo:font-size="20pt" fo:font-weight="bold" officeooo:rsid="002190aa" officeooo:paragraph-rsid="002190aa" style:font-size-asian="20pt" style:font-weight-asian="bold" style:font-size-complex="20pt" style:font-weight-complex="bold"/>
    </style:style>
    <style:style style:name="P24" style:family="paragraph" style:parent-style-name="Table_20_Contents">
      <style:text-properties style:font-name="Arial" fo:font-size="22pt" officeooo:rsid="0022eae2" officeooo:paragraph-rsid="00240ef8" style:font-size-asian="22pt" style:font-size-complex="22pt"/>
    </style:style>
    <style:style style:name="P25" style:family="paragraph" style:parent-style-name="Table_20_Contents">
      <style:text-properties style:font-name="Arial" fo:font-size="22pt" officeooo:rsid="002190aa" officeooo:paragraph-rsid="002190aa" style:font-size-asian="22pt" style:font-size-complex="22pt"/>
    </style:style>
    <style:style style:name="T1" style:family="text">
      <style:text-properties officeooo:rsid="00240ef8"/>
    </style:style>
    <style:style style:name="T2" style:family="text">
      <style:text-properties officeooo:rsid="00255422"/>
    </style:style>
    <style:style style:name="T3" style:family="text">
      <style:text-properties officeooo:rsid="0026ec6c"/>
    </style:style>
    <style:style style:name="T4" style:family="text">
      <style:text-properties fo:font-size="24pt" officeooo:rsid="0026ec6c" style:font-size-asian="21pt" style:font-size-complex="24pt"/>
    </style:style>
    <style:style style:name="T5" style:family="text">
      <style:text-properties officeooo:rsid="002dc178"/>
    </style:style>
    <style:style style:name="T6" style:family="text">
      <style:text-properties style:font-name="Arial Black" fo:font-size="48pt" style:font-size-asian="48pt" style:font-size-complex="48pt"/>
    </style:style>
    <style:style style:name="T7" style:family="text">
      <style:text-properties style:font-name="Liberation Serif" fo:font-size="24pt" officeooo:rsid="002fbb62" style:font-size-asian="24pt" style:font-size-complex="24pt"/>
    </style:style>
    <style:style style:name="T8" style:family="text">
      <style:text-properties style:font-name="Liberation Serif" fo:font-size="24pt" officeooo:rsid="0028b394" style:font-size-asian="24pt" style:font-size-complex="24pt"/>
    </style:style>
    <style:style style:name="T9" style:family="text">
      <style:text-properties style:font-name="Bitstream Charter"/>
    </style:style>
    <style:style style:name="T10" style:family="text">
      <style:text-properties style:font-name="Bitstream Charter" officeooo:rsid="002fbb62"/>
    </style:style>
    <style:style style:name="T11" style:family="text">
      <style:text-properties style:font-name="Bitstream Charte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347c65"/>
    </style:style>
    <style:style style:name="T14" style:family="text">
      <style:text-properties officeooo:rsid="00352c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<text:span text:style-name="T6">Nestaway</text:span></text:p>
      <text:p text:style-name="P9"><text:span text:style-name="T10">R</text:span><text:span text:style-name="T9">equirements</text:span>:</text:p>
      <text:list xml:id="list5749645241257122132" text:style-name="L2">
        <text:list-item>
          <text:p text:style-name="P14"><text:span text:style-name="T7">D</text:span><text:span text:style-name="T8">atabase(mysql)</text:span></text:p>
        </text:list-item>
        <text:list-item>
          <text:p text:style-name="P14"><text:span text:style-name="T7">H</text:span><text:span text:style-name="T8">tml</text:span></text:p>
        </text:list-item>
        <text:list-item>
          <text:p text:style-name="P14"><text:span text:style-name="T7">B</text:span><text:span text:style-name="T8">ootstrap resources</text:span></text:p>
        </text:list-item>
        <text:list-item>
          <text:p text:style-name="P14"><text:span text:style-name="T7">C</text:span><text:span text:style-name="T8">ss</text:span></text:p>
        </text:list-item>
      </text:list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Houses for rent</text:p>
          </table:table-cell>
          <table:table-cell table:style-name="Table1.B1" office:value-type="string">
            <text:p text:style-name="P20"><text:span text:style-name="T1">Rent a </text:span><text:s/>house </text:p>
          </table:table-cell>
        </table:table-row>
        <table:table-row>
          <table:table-cell table:style-name="Table1.A2" office:value-type="string">
            <text:p text:style-name="P24">User login:</text:p>
            <text:p text:style-name="P7"><text:span text:style-name="T12">step-1</text:span>:sign up/sign in</text:p>
            <text:p text:style-name="P5">=&gt;name</text:p>
            <text:p text:style-name="P5">=&gt;email</text:p>
            <text:p text:style-name="P6">=&gt;password</text:p>
            <text:p text:style-name="P7">=&gt;conformation password</text:p>
            <text:p text:style-name="P7"><text:span text:style-name="T12">step-2</text:span>:</text:p>
            <text:p text:style-name="P7">Location(CITY)</text:p>
            <text:p text:style-name="P7">Land mark</text:p>
            <text:p text:style-name="P7">for whom(girl/boy/family)</text:p>
            <text:p text:style-name="P7"><text:span text:style-name="T12">step-4</text:span>:</text:p>
            <text:p text:style-name="P18">house details<text:span text:style-name="T13">{</text:span></text:p>
            <text:p text:style-name="P18"><text:span text:style-name="T13">type of room (shared/private/full house);</text:span></text:p>
            <text:p text:style-name="P18"><text:span text:style-name="T13">number bhk;</text:span></text:p>
            <text:p text:style-name="P18"><text:span text:style-name="T13">about furniture;</text:span></text:p>
            <text:p text:style-name="P18"><text:span text:style-name="T13">aprt/individual </text:span></text:p>
            <text:p text:style-name="P18"><text:span text:style-name="T13">}</text:span></text:p>
            <text:p text:style-name="P7">photos</text:p>
            <text:p text:style-name="P4"><text:soft-page-break/>rent/<text:span text:style-name="T13">month</text:span></text:p>
            <text:p text:style-name="P5">slot booking</text:p>
            <text:p text:style-name="P7"><text:span text:style-name="T12">step-5</text:span>:</text:p>
            <text:p text:style-name="P7">filter(according to price)</text:p>
            <text:p text:style-name="P21">step-6:</text:p>
            <text:p text:style-name="P8">user gets an email once his booking got confirmed</text:p>
          </table:table-cell>
          <table:table-cell table:style-name="Table1.B2" office:value-type="string">
            <text:p text:style-name="P25">Owner <text:span text:style-name="T1">login:</text:span></text:p>
            <text:p text:style-name="P7"><text:span text:style-name="T12">step-1</text:span>: sign up/<text:span text:style-name="T2">sign in</text:span></text:p>
            <text:p text:style-name="P4">=&gt;name</text:p>
            <text:p text:style-name="P4">=&gt;email</text:p>
            <text:p text:style-name="P4">=&gt;phone number</text:p>
            <text:p text:style-name="P6">=&gt;password</text:p>
            <text:p text:style-name="P7">=&gt;conformation password</text:p>
            <text:p text:style-name="P22">step-2:</text:p>
            <text:p text:style-name="P7">number of properties</text:p>
            <text:p text:style-name="P7">society name</text:p>
            <text:p text:style-name="P18">house details<text:span text:style-name="T13">{</text:span></text:p>
            <text:p text:style-name="P18"><text:span text:style-name="T13">type of room (shared/private/full house);</text:span></text:p>
            <text:p text:style-name="P18"><text:span text:style-name="T13">number bhk;</text:span></text:p>
            <text:p text:style-name="P18"><text:span text:style-name="T13">about furniture;</text:span></text:p>
            <text:p text:style-name="P18"><text:span text:style-name="T13">aprt/individual </text:span></text:p>
            <text:p text:style-name="P18"><text:span text:style-name="T13">}</text:span></text:p>
            <text:p text:style-name="P19">house address</text:p>
            <text:p text:style-name="P4">uplaod photos</text:p>
            <text:p text:style-name="P8"><text:soft-page-break/></text:p>
            <text:p text:style-name="P4"/>
          </table:table-cell>
        </table:table-row>
      </table:table>
      <text:p text:style-name="P15"/>
      <text:p text:style-name="P10"><text:span text:style-name="T11">Databases required:</text:span></text:p>
      <text:p text:style-name="P11">coloums =<text:span text:style-name="T14">&gt;</text:span></text:p>
      <text:p text:style-name="P11">user_name<text:span text:style-name="T5">(varchar[50])(2)</text:span> ;</text:p>
      <text:p text:style-name="P11"><text:span text:style-name="T3">email(varchar[100])(2) ;</text:span></text:p>
      <text:p text:style-name="P11"><text:span text:style-name="T3">password (varchar[50])(2); conformation_password(varchar[50])(2);</text:span></text:p>
      <text:p text:style-name="P11"><text:span text:style-name="T3">city(varchar[50]) ;</text:span></text:p>
      <text:p text:style-name="P11"><text:span text:style-name="T3">landmark (varchar[50]);</text:span></text:p>
      <text:p text:style-name="P11"><text:span text:style-name="T3">category(varchar[50]);</text:span></text:p>
      <text:p text:style-name="P11"><text:span text:style-name="T3">address(varchar[100]);</text:span></text:p>
      <text:p text:style-name="P12">+;</text:p>
      <text:list xml:id="list2755365741569567195" text:style-name="L1">
        <text:list-header>
          <text:p text:style-name="P16"><text:span text:style-name="T4"/></text:p>
        </text:list-header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 Black" svg:font-family="'Arial Black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4:16:18.261813595</meta:creation-date>
    <dc:date>2019-05-09T19:53:42.423704913</dc:date>
    <meta:editing-duration>PT1H22M48S</meta:editing-duration>
    <meta:editing-cycles>3</meta:editing-cycles>
    <meta:generator>LibreOffice/4.2.8.2$Linux_x86 LibreOffice_project/420m0$Build-2</meta:generator>
    <meta:document-statistic meta:table-count="1" meta:image-count="0" meta:object-count="0" meta:page-count="2" meta:paragraph-count="61" meta:word-count="120" meta:character-count="953" meta:non-whitespace-character-count="886"/>
  </office:meta>
</office:document-meta>
</file>